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e8a202"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76in" svg:height="3.5386in" svg:x="4.0421in" svg:y="1.0157in">
            <draw:object draw:notify-on-update-of-ranges="Sheet1.B5:Sheet1.B25 Sheet1.C5:Sheet1.C25 Sheet1.B5:Sheet1.B25 Sheet1.B5:Sheet1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Example 6.2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(x)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EXP(-[.B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EXP(-[.B6])" office:value-type="float" office:value="0.90483741803596" calcext:value-type="float">
            <text:p>0.90483741803596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EXP(-[.B7])" office:value-type="float" office:value="0.818730753077982" calcext:value-type="float">
            <text:p>0.818730753077982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EXP(-[.B8])" office:value-type="float" office:value="0.740818220681718" calcext:value-type="float">
            <text:p>0.740818220681718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EXP(-[.B9])" office:value-type="float" office:value="0.670320046035639" calcext:value-type="float">
            <text:p>0.670320046035639</text:p>
          </table:table-cell>
        </table:table-row>
        <table:table-row table:style-name="ro1">
          <table:table-cell/>
          <table:table-cell table:style-name="ce2" office:value-type="float" office:value="0.5" calcext:value-type="float">
            <text:p>0.5</text:p>
          </table:table-cell>
          <table:table-cell table:style-name="ce2" table:formula="of:=EXP(-[.B10])" office:value-type="float" office:value="0.606530659712633" calcext:value-type="float">
            <text:p>0.606530659712633</text:p>
          </table:table-cell>
        </table:table-row>
        <table:table-row table:style-name="ro1">
          <table:table-cell/>
          <table:table-cell table:style-name="ce2" office:value-type="float" office:value="0.6" calcext:value-type="float">
            <text:p>0.6</text:p>
          </table:table-cell>
          <table:table-cell table:style-name="ce2" table:formula="of:=EXP(-[.B11])" office:value-type="float" office:value="0.548811636094026" calcext:value-type="float">
            <text:p>0.548811636094026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EXP(-[.B12])" office:value-type="float" office:value="0.496585303791409" calcext:value-type="float">
            <text:p>0.496585303791409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EXP(-[.B13])" office:value-type="float" office:value="0.449328964117222" calcext:value-type="float">
            <text:p>0.449328964117222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formula="of:=EXP(-[.B14])" office:value-type="float" office:value="0.406569659740599" calcext:value-type="float">
            <text:p>0.40656965974059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EXP(-[.B15])" office:value-type="float" office:value="0.367879441171442" calcext:value-type="float">
            <text:p>0.367879441171442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table:formula="of:=EXP(-[.B16])" office:value-type="float" office:value="0.33287108369808" calcext:value-type="float">
            <text:p>0.33287108369808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formula="of:=EXP(-[.B17])" office:value-type="float" office:value="0.301194211912202" calcext:value-type="float">
            <text:p>0.301194211912202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table:formula="of:=EXP(-[.B18])" office:value-type="float" office:value="0.272531793034013" calcext:value-type="float">
            <text:p>0.272531793034013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formula="of:=EXP(-[.B19])" office:value-type="float" office:value="0.246596963941606" calcext:value-type="float">
            <text:p>0.246596963941606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EXP(-[.B20])" office:value-type="float" office:value="0.22313016014843" calcext:value-type="float">
            <text:p>0.22313016014843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table:formula="of:=EXP(-[.B21])" office:value-type="float" office:value="0.201896517994655" calcext:value-type="float">
            <text:p>0.201896517994655</text:p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table:formula="of:=EXP(-[.B22])" office:value-type="float" office:value="0.182683524052735" calcext:value-type="float">
            <text:p>0.182683524052735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table:formula="of:=EXP(-[.B23])" office:value-type="float" office:value="0.165298888221586" calcext:value-type="float">
            <text:p>0.165298888221586</text:p>
          </table:table-cell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table:formula="of:=EXP(-[.B24])" office:value-type="float" office:value="0.149568619222635" calcext:value-type="float">
            <text:p>0.14956861922263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EXP(-[.B25])" office:value-type="float" office:value="0.135335283236613" calcext:value-type="float">
            <text:p>0.1353352832366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7T00:18:28.256063270</dc:date>
    <meta:editing-duration>PT5M55S</meta:editing-duration>
    <meta:editing-cycles>6</meta:editing-cycles>
    <meta:generator>LibreOffice/7.3.7.2$Linux_X86_64 LibreOffice_project/30$Build-2</meta:generator>
    <meta:document-statistic meta:table-count="1" meta:cell-count="4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column-mapping="0 1 0" chart:style-name="ch1">
        <chart:legend chart:legend-position="end" svg:x="13.087cm" svg:y="3.94cm" style:legend-expansion="high" chart:style-name="ch2"/>
        <chart:plot-area chart:style-name="ch3" table:cell-range-address="Sheet1.B5:Sheet1.C25" svg:x="0.319cm" svg:y="0.179cm" svg:width="12.449cm" svg:height="8.631cm">
          <chart:coordinate-region svg:x="1.057cm" svg:y="0.381cm" svg:width="11.466cm" svg:height="7.776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C5:Sheet1.C25" chart:class="chart:scatter">
            <chart:domain table:cell-range-address="Sheet1.B5:Sheet1.B25"/>
            <chart:data-point chart:repeated="21"/>
          </chart:series>
          <chart:series chart:style-name="ch9" chart:values-cell-range-address="Sheet1.B5:Sheet1.B25" chart:class="chart:scatte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5:Sheet1.B25</svg:desc>
                </draw:g>
              </table:table-cell>
              <table:table-cell office:value-type="float" office:value="1">
                <text:p>1</text:p>
                <draw:g>
                  <svg:desc>Sheet1.C5:Sheet1.C25</svg:desc>
                </draw:g>
              </table:table-cell>
              <table:table-cell office:value-type="float" office:value="0">
                <text:p>0</text:p>
                <draw:g>
                  <svg:desc>Sheet1.B5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90483741803596">
                <text:p>0.9048374180359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818730753077982">
                <text:p>0.81873075307798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740818220681718">
                <text:p>0.74081822068171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670320046035639">
                <text:p>0.67032004603563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606530659712633">
                <text:p>0.6065306597126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548811636094026">
                <text:p>0.54881163609402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496585303791409">
                <text:p>0.49658530379140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449328964117222">
                <text:p>0.44932896411722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406569659740599">
                <text:p>0.40656965974059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367879441171442">
                <text:p>0.367879441171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33287108369808">
                <text:p>0.3328710836980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301194211912202">
                <text:p>0.30119421191220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272531793034013">
                <text:p>0.27253179303401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246596963941606">
                <text:p>0.24659696394160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22313016014843">
                <text:p>0.2231301601484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201896517994655">
                <text:p>0.20189651799465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182683524052735">
                <text:p>0.18268352405273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165298888221586">
                <text:p>0.16529888822158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149568619222635">
                <text:p>0.14956861922263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135335283236613">
                <text:p>0.13533528323661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